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4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5" style:family="paragraph" style:parent-style-name="Standard">
      <style:paragraph-properties fo:text-align="center" style:justify-single-word="false"/>
      <style:text-properties officeooo:rsid="00193a4e" officeooo:paragraph-rsid="00193a4e"/>
    </style:style>
    <style:style style:name="P6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7" style:family="paragraph" style:parent-style-name="Standard">
      <style:paragraph-properties fo:text-align="start" style:justify-single-word="false"/>
      <style:text-properties officeooo:rsid="0009b48b" officeooo:paragraph-rsid="0009b48b"/>
    </style:style>
    <style:style style:name="P8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9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10" style:family="paragraph" style:parent-style-name="Standard">
      <style:paragraph-properties fo:text-align="start" style:justify-single-word="false"/>
      <style:text-properties officeooo:rsid="001fa957" officeooo:paragraph-rsid="0029b332"/>
    </style:style>
    <style:style style:name="P11" style:family="paragraph" style:parent-style-name="Standard">
      <style:paragraph-properties fo:text-align="start" style:justify-single-word="false"/>
      <style:text-properties officeooo:rsid="0020c334" officeooo:paragraph-rsid="0020c334"/>
    </style:style>
    <style:style style:name="P12" style:family="paragraph" style:parent-style-name="Standard">
      <style:paragraph-properties fo:text-align="start" style:justify-single-word="false"/>
      <style:text-properties officeooo:rsid="0021ee79" officeooo:paragraph-rsid="0021ee79"/>
    </style:style>
    <style:style style:name="P13" style:family="paragraph" style:parent-style-name="Standard">
      <style:paragraph-properties fo:text-align="start" style:justify-single-word="false"/>
      <style:text-properties officeooo:rsid="00229078" officeooo:paragraph-rsid="00229078"/>
    </style:style>
    <style:style style:name="P14" style:family="paragraph" style:parent-style-name="Standard">
      <style:paragraph-properties fo:text-align="start" style:justify-single-word="false"/>
      <style:text-properties officeooo:rsid="00271dbe" officeooo:paragraph-rsid="00271dbe"/>
    </style:style>
    <style:style style:name="P15" style:family="paragraph" style:parent-style-name="Standard">
      <style:paragraph-properties fo:text-align="start" style:justify-single-word="false"/>
      <style:text-properties officeooo:rsid="00271dbe" officeooo:paragraph-rsid="0029b332"/>
    </style:style>
    <style:style style:name="P16" style:family="paragraph" style:parent-style-name="Standard">
      <style:paragraph-properties fo:text-align="start" style:justify-single-word="false"/>
      <style:text-properties officeooo:rsid="00271dbe" officeooo:paragraph-rsid="002b523b"/>
    </style:style>
    <style:style style:name="P17" style:family="paragraph" style:parent-style-name="Standard">
      <style:paragraph-properties fo:text-align="start" style:justify-single-word="false"/>
      <style:text-properties officeooo:rsid="002b523b" officeooo:paragraph-rsid="002b523b"/>
    </style:style>
    <style:style style:name="T1" style:family="text">
      <style:text-properties officeooo:rsid="00193a4e"/>
    </style:style>
    <style:style style:name="T2" style:family="text">
      <style:text-properties officeooo:rsid="001b175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feefc"/>
    </style:style>
    <style:style style:name="T5" style:family="text">
      <style:text-properties officeooo:rsid="00229078"/>
    </style:style>
    <style:style style:name="T6" style:family="text">
      <style:text-properties officeooo:rsid="0029b332"/>
    </style:style>
    <style:style style:name="T7" style:family="text">
      <style:text-properties officeooo:rsid="002b523b"/>
    </style:style>
    <style:style style:name="T8" style:family="text">
      <style:text-properties officeooo:rsid="002c774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5</text:span>:</text:p>
      <text:p text:style-name="P5">Radioactive Decay Simulation</text:p>
      <text:p text:style-name="P4"/>
      <text:p text:style-name="P2">Background: </text:p>
      <text:p text:style-name="P6">Radioactivity is characterized by exponential decay according to the equation</text:p>
      <text:p text:style-name="P5"><draw:frame draw:style-name="fr1" draw:name="Object1" text:anchor-type="as-char" svg:y="-0.3083in" svg:width="1.0472in" svg:height="0.368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6"><text:s text:c="2"/>The half-life is the amount of time it takes for <text:span text:style-name="T2">half of the original amount to remain. <text:s/>In this experiment, radioactive decay of different elements is simulated using coins, 6-side dice, 10-sided dice and 20-sided dice. The coins and different dice types represent different radioactive elements/isotopes. <text:s/></text:span></text:p>
      <text:p text:style-name="P6"/>
      <text:p text:style-name="P7"><text:span text:style-name="T3">Materials you will need:</text:span></text:p>
      <text:p text:style-name="P3"/>
      <text:p text:style-name="P8">Pennies</text:p>
      <text:p text:style-name="P8">6-sided Dice</text:p>
      <text:p text:style-name="P8">10-sided Dice</text:p>
      <text:p text:style-name="P8">20-sided Dice</text:p>
      <text:p text:style-name="P13">bag, cup or other container</text:p>
      <text:p text:style-name="P8"/>
      <text:p text:style-name="P9"><text:span text:style-name="T4">Instructions</text:span>:</text:p>
      <text:p text:style-name="P11">Begin by counting the amount each type of material you have. </text:p>
      <text:p text:style-name="P11"/>
      <text:p text:style-name="P12">Set all materials except for the pennies aside. <text:s/><text:span text:style-name="T5">Place the pennies in a bag, cup, or other container. <text:s/>Shake the container vigorously in order to randomize the pennies. <text:s/>Empty the pennies onto the top of a table. <text:s/>When pennies appear with their tails side facing up, they have radioactively decayed. <text:s/>Remove all pennies that have radioactively decayed. <text:s/>Count how many remain. <text:s/>Place these pennies back in the bag, shake and repeat until all pennies have decayed. <text:s/>Graph your results. <text:s/></text:span></text:p>
      <text:p text:style-name="P12"/>
      <text:p text:style-name="P12"/>
      <text:p text:style-name="P14">Set the pennies aside. <text:s/>Place the 6-sided dice in a cup, bag or other container. <text:s/><text:span text:style-name="T5">Shake the container vigorously in order to randomize the </text:span>dice<text:span text:style-name="T5">. <text:s/>Empty the </text:span>dice<text:span text:style-name="T5"> onto the top of a table. <text:s/>When </text:span>dice<text:span text:style-name="T5"> appear with 1 or 2 facing up, they have radioactively decayed. <text:s/>Remove all dice that have radioactively decayed. <text:s/>Count how many remain. <text:s/>Place these dice back in the bag, shake and repeat until all dice have decayed. <text:s/>Graph your results. <text:s/></text:span></text:p>
      <text:p text:style-name="P9"/>
      <text:p text:style-name="P15">Set the <text:span text:style-name="T6">6-sided dice </text:span>aside. <text:s/>Place the <text:span text:style-name="T6">10</text:span>-sided dice in a cup, bag or other container. <text:s/><text:span text:style-name="T5">Shake the container vigorously in order to randomize the </text:span>dice<text:span text:style-name="T5">. <text:s/>Empty the </text:span>dice<text:span text:style-name="T5"> onto the top of a table. <text:s/>When </text:span>dice<text:span text:style-name="T5"> appear with 1 or 2 facing up, they have radioactively decayed. <text:s/>Remove all dice that have radioactively decayed. <text:s/>Count how many remain. <text:s/>Place these dice back in the bag, shake and repeat until all dice have decayed. <text:s/>Graph your results. <text:s/></text:span></text:p>
      <text:p text:style-name="P10"/>
      <text:p text:style-name="P16">Set the <text:span text:style-name="T7">10-sided dice </text:span>aside. <text:s/>Place the <text:span text:style-name="T7">20</text:span>-sided dice in a cup, bag or other container. <text:s/><text:span text:style-name="T5">Shake the container vigorously in order to randomize the </text:span>dice<text:span text:style-name="T5">. <text:s/>Empty the </text:span>dice<text:span text:style-name="T5"> onto the top of a table. <text:s/>When </text:span>dice<text:span text:style-name="T5"> appear with 1 or 2 facing up, they have radioactively decayed. <text:s/>Remove all dice that have radioactively decayed. <text:s/>Count how many remain. <text:s/>Place these dice back in the bag, shake and repeat until all dice have decayed. <text:s/>Graph your results. <text:s/></text:span></text:p>
      <text:p text:style-name="P16"/>
      <text:p text:style-name="P17">Calculate the half-life of the pennies and each of the types of dice. <text:s/><text:span text:style-name="T8">Show this on your grap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22T08:18:39.001391165</dc:date>
    <dc:creator>Jonas Williamson</dc:creator>
    <meta:editing-duration>PT43M35S</meta:editing-duration>
    <meta:editing-cycles>34</meta:editing-cycles>
    <meta:generator>LibreOffice/4.2.8.2$Linux_X86_64 LibreOffice_project/420$Build-2</meta:generator>
    <meta:document-statistic meta:table-count="0" meta:image-count="0" meta:object-count="1" meta:page-count="1" meta:paragraph-count="19" meta:word-count="418" meta:character-count="2518" meta:non-whitespace-character-count="2071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sub>
          <mi>A</mi>
          <mi>o</mi>
        </msub>
      </mrow>
      <msup>
        <mi>e</mi>
        <mrow>
          <mo fence="true" stretchy="false">(</mo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t</mi>
              </mrow>
              <msub>
                <mi>t</mi>
                <mrow>
                  <mn>1</mn>
                  <mo stretchy="false">/</mo>
                  <mn>2</mn>
                </mrow>
              </msub>
            </mfrac>
          </mrow>
          <mo fence="true" stretchy="false">)</mo>
        </mrow>
      </msup>
    </mrow>
    <annotation encoding="StarMath 5.0">A = A sub o e ^ ( {-ln (2) t } over t sub {1/2} )</annotation>
  </semantics>
</math>
</file>